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valuating Rus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roject Sponser: Philip J. Hatcher</text:p>
            <text:p>Team: Ethan larkham, Todd Gaunt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are the goals of this project?</text:p>
          </draw:text-box>
        </draw:frame>
        <draw:frame presentation:style-name="pr5" draw:layer="layout" svg:width="25.5cm" svg:height="13cm" svg:x="1cm" svg:y="5.741cm" presentation:class="outline" presentation:user-transformed="true">
          <draw:text-box>
            <text:list text:style-name="L3">
              <text:list-item>
                <text:p>- Does Rust live up to its reputation?</text:p>
              </text:list-item>
              <text:list-item>
                <text:p>- Comparison to C++</text:p>
              </text:list-item>
              <text:list-item>
                <text:p>- Performance benchmarks</text:p>
              </text:list-item>
              <text:list-item>
                <text:p>- Qualitative journal-keeping</text:p>
              </text:list-item>
              <text:list-item>
                <text:p>- Implement Pi, Jacobi, Word Search, Gaussi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>
            <draw:text-box>
              <text:list text:style-name="L4">
                <text:list-item>
                  <text:p>The aim is to evaluate if the Rust Programming Language delivers on its promises to ease concurrent program development and guarantee safer systems-level programs.</text:p>
                </text:list-item>
                <text:list-item>
                  <text:p>To this end, Rust will be compared against C++ as a language that <text:s/>fills a similar niche.</text:p>
                </text:list-item>
              </text:list>
            </draw:text-box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hods of performanc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Use the system wallclock to time critical sections of code</text:p>
              </text:list-item>
              <text:list-item>
                <text:p>- Use gprof and operf to benchmark more time information</text:p>
              </text:list-item>
              <text:list-item>
                <text:p>- Use benchmark tool for more refined statist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methods of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Keep journals of our programming experience</text:p>
              </text:list-item>
              <text:list-item>
                <text:p>- Compare Lines of Code</text:p>
              </text:list-item>
              <text:list-item>
                <text:p>- Compare data structures used</text:p>
              </text:list-item>
              <text:list-item>
                <text:p>- Read llvm and/or x86-64 assembly out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i implement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C++ was implemented using global shared state</text:p>
              </text:list-item>
              <text:list-item>
                <text:p>- Rust was implemented using closures and chann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acobi Implementations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7:15:42.497764000</meta:creation-date>
    <meta:editing-duration>PT28M45S</meta:editing-duration>
    <meta:editing-cycles>27</meta:editing-cycles>
    <meta:generator>LibreOffice/5.3.2.2$Linux_X86_64 LibreOffice_project/6cd4f1ef626f15116896b1d8e1398b56da0d0ee1</meta:generator>
    <dc:date>2017-12-02T18:15:10.398709037</dc:date>
    <meta:document-statistic meta:object-count="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